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f8e1" officeooo:paragraph-rsid="0004f8e1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fbcf" officeooo:paragraph-rsid="000dfbc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bb65c" officeooo:paragraph-rsid="000bb65c"/>
    </style:style>
    <style:style style:name="P4" style:family="paragraph" style:parent-style-name="Standard">
      <style:text-properties style:text-underline-style="solid" style:text-underline-width="auto" style:text-underline-color="font-color" officeooo:rsid="000ce300" officeooo:paragraph-rsid="000ce300"/>
    </style:style>
    <style:style style:name="P5" style:family="paragraph" style:parent-style-name="Standard">
      <style:text-properties style:text-underline-style="none" officeooo:rsid="0004b0b6" officeooo:paragraph-rsid="0004b0b6"/>
    </style:style>
    <style:style style:name="P6" style:family="paragraph" style:parent-style-name="Standard">
      <style:text-properties style:text-underline-style="none" officeooo:rsid="00089f01" officeooo:paragraph-rsid="00089f01"/>
    </style:style>
    <style:style style:name="P7" style:family="paragraph" style:parent-style-name="Standard">
      <style:text-properties style:text-underline-style="none" officeooo:rsid="0009db28" officeooo:paragraph-rsid="0009db28"/>
    </style:style>
    <style:style style:name="P8" style:family="paragraph" style:parent-style-name="Standard">
      <style:text-properties style:text-underline-style="none" officeooo:rsid="000bb65c" officeooo:paragraph-rsid="000bb65c"/>
    </style:style>
    <style:style style:name="P9" style:family="paragraph" style:parent-style-name="Standard">
      <style:text-properties style:text-underline-style="none" officeooo:rsid="000ce300" officeooo:paragraph-rsid="000ce300"/>
    </style:style>
    <style:style style:name="P10" style:family="paragraph" style:parent-style-name="Standard">
      <style:text-properties style:text-underline-style="none" fo:font-weight="bold" officeooo:rsid="000bb65c" officeooo:paragraph-rsid="000bb65c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0ddde" officeooo:paragraph-rsid="0010ddde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0eeb8" officeooo:paragraph-rsid="0010eeb8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1a888" officeooo:paragraph-rsid="0011a888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1a888" officeooo:paragraph-rsid="001778df" style:font-weight-asian="bold" style:font-weight-complex="bold"/>
    </style:style>
    <style:style style:name="P15" style:family="paragraph" style:parent-style-name="Standard">
      <style:text-properties style:text-underline-style="none" officeooo:rsid="000dfbcf" officeooo:paragraph-rsid="000dfbcf"/>
    </style:style>
    <style:style style:name="P16" style:family="paragraph" style:parent-style-name="Standard">
      <style:text-properties style:text-underline-style="none" officeooo:rsid="0010ddde" officeooo:paragraph-rsid="0010ddde"/>
    </style:style>
    <style:style style:name="P17" style:family="paragraph" style:parent-style-name="Standard">
      <style:text-properties style:text-underline-style="none" officeooo:rsid="0010eeb8" officeooo:paragraph-rsid="0010eeb8"/>
    </style:style>
    <style:style style:name="P18" style:family="paragraph" style:parent-style-name="Standard">
      <style:text-properties style:text-underline-style="none" officeooo:rsid="0011a888" officeooo:paragraph-rsid="0011a888"/>
    </style:style>
    <style:style style:name="P19" style:family="paragraph" style:parent-style-name="Standard">
      <style:text-properties style:text-underline-style="none" officeooo:rsid="0015d8e8" officeooo:paragraph-rsid="0015d8e8"/>
    </style:style>
    <style:style style:name="P20" style:family="paragraph" style:parent-style-name="Standard">
      <style:text-properties style:text-underline-style="none" officeooo:rsid="0015d8e8" officeooo:paragraph-rsid="00195e48"/>
    </style:style>
    <style:style style:name="P21" style:family="paragraph" style:parent-style-name="Standard">
      <style:text-properties style:text-underline-style="none" fo:font-weight="normal" officeooo:rsid="001778df" officeooo:paragraph-rsid="001778df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95e48" officeooo:paragraph-rsid="00195e48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5d8e8" officeooo:paragraph-rsid="00195e48" style:font-weight-asian="normal" style:font-weight-complex="normal"/>
    </style:style>
    <style:style style:name="P24" style:family="paragraph" style:parent-style-name="Standard">
      <style:text-properties style:text-underline-style="none" officeooo:rsid="0019d46b" officeooo:paragraph-rsid="0019d46b"/>
    </style:style>
    <style:style style:name="P25" style:family="paragraph" style:parent-style-name="Standard">
      <style:text-properties style:text-underline-style="none" officeooo:rsid="0019d46b" officeooo:paragraph-rsid="001a7c9b"/>
    </style:style>
    <style:style style:name="P26" style:family="paragraph" style:parent-style-name="Standard">
      <style:text-properties style:text-underline-style="none" officeooo:rsid="001a7c9b" officeooo:paragraph-rsid="001a7c9b"/>
    </style:style>
    <style:style style:name="P27" style:family="paragraph" style:parent-style-name="Standard">
      <style:text-properties style:text-underline-style="none" officeooo:rsid="001abd9b" officeooo:paragraph-rsid="001abd9b"/>
    </style:style>
    <style:style style:name="P28" style:family="paragraph" style:parent-style-name="Standard">
      <style:text-properties fo:font-weight="bold" officeooo:rsid="0004b0b6" officeooo:paragraph-rsid="0004b0b6" style:font-weight-asian="bold" style:font-weight-complex="bold"/>
    </style:style>
    <style:style style:name="P29" style:family="paragraph" style:parent-style-name="Standard">
      <style:text-properties fo:font-weight="bold" officeooo:rsid="00089f01" officeooo:paragraph-rsid="00089f01" style:font-weight-asian="bold" style:font-weight-complex="bold"/>
    </style:style>
    <style:style style:name="P30" style:family="paragraph" style:parent-style-name="Standard">
      <style:text-properties fo:font-weight="normal" officeooo:rsid="0004f8e1" officeooo:paragraph-rsid="0004f8e1" style:font-weight-asian="normal" style:font-weight-complex="normal"/>
    </style:style>
    <style:style style:name="P31" style:family="paragraph" style:parent-style-name="Standard">
      <style:text-properties fo:font-weight="normal" officeooo:rsid="000687e3" officeooo:paragraph-rsid="000687e3" style:font-weight-asian="normal" style:font-weight-complex="normal"/>
    </style:style>
    <style:style style:name="P32" style:family="paragraph" style:parent-style-name="Standard">
      <style:text-properties fo:font-weight="normal" officeooo:rsid="00089f01" officeooo:paragraph-rsid="00089f01" style:font-weight-asian="normal" style:font-weight-complex="normal"/>
    </style:style>
    <style:style style:name="P33" style:family="paragraph" style:parent-style-name="Standard">
      <style:text-properties style:text-underline-style="none" officeooo:rsid="001abd9b" officeooo:paragraph-rsid="001abd9b"/>
    </style:style>
    <style:style style:name="P34" style:family="paragraph" style:parent-style-name="Standard">
      <style:text-properties style:text-underline-style="none" officeooo:rsid="001abd9b" officeooo:paragraph-rsid="001c4fc9"/>
    </style:style>
    <style:style style:name="P35" style:family="paragraph" style:parent-style-name="Standard">
      <style:text-properties style:text-underline-style="none" officeooo:rsid="001c4fc9" officeooo:paragraph-rsid="001c4fc9"/>
    </style:style>
    <style:style style:name="P36" style:family="paragraph" style:parent-style-name="Standard">
      <style:text-properties style:text-underline-style="none" officeooo:rsid="001dce29" officeooo:paragraph-rsid="001dce29"/>
    </style:style>
    <style:style style:name="T1" style:family="text">
      <style:text-properties officeooo:rsid="00129253"/>
    </style:style>
    <style:style style:name="T2" style:family="text">
      <style:text-properties fo:font-weight="normal" officeooo:rsid="001778df" style:font-weight-asian="normal" style:font-weight-complex="normal"/>
    </style:style>
    <style:style style:name="T3" style:family="text">
      <style:text-properties officeooo:rsid="001778df"/>
    </style:style>
    <style:style style:name="T4" style:family="text">
      <style:text-properties officeooo:rsid="001a7c9b"/>
    </style:style>
    <style:style style:name="T5" style:family="text">
      <style:text-properties officeooo:rsid="001abd9b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c4f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4 CSS</text:p>
      <text:p text:style-name="P28"/>
      <text:p text:style-name="P28">4.1 ¿Qué es CSS?</text:p>
      <text:p text:style-name="P30"/>
      <text:p text:style-name="P30">Cascade Style sheets. Hoja de estilos en cascada. Intentan separar en un documento el estilo lógico (contiene los elementos a mostrar) del estilo físico (apariencia de los elementos) </text:p>
      <text:p text:style-name="P30"/>
      <text:p text:style-name="P31">El estilo lógico contendría elementos como por ejemplo: </text:p>
      <text:p text:style-name="P31"/>
      <text:p text:style-name="P31"><text:tab/>Párrafos, Cabeceras, Imágenes, Enlaces…</text:p>
      <text:p text:style-name="P31"/>
      <text:p text:style-name="P31">El estilo físico contendría elementos como: </text:p>
      <text:p text:style-name="P31"/>
      <text:p text:style-name="P31"><text:tab/>Tipos de letra, colores de fondo y de letra, tamaños, márgenes…</text:p>
      <text:p text:style-name="P31"/>
      <text:p text:style-name="P29">4.2 Reglas CSS</text:p>
      <text:p text:style-name="P29"/>
      <text:p text:style-name="P32">Las reglas CSS establecen las propiedades que se aplican a los elementos indicados. </text:p>
      <text:p text:style-name="P32"/>
      <text:p text:style-name="P32"><text:tab/>Selector {</text:p>
      <text:p text:style-name="P32"><text:tab/><text:tab/>propiedad1: valor1;</text:p>
      <text:p text:style-name="P32"><text:tab/><text:tab/>propiedad2: valor2;</text:p>
      <text:p text:style-name="P32"><text:tab/><text:tab/>……………..</text:p>
      <text:p text:style-name="P32"><text:tab/><text:tab/>propiedad3: valor3;</text:p>
      <text:p text:style-name="P32"><text:tab/><text:tab/>}</text:p>
      <text:p text:style-name="P5"/>
      <text:p text:style-name="P6">Donde el selector hace referencia a la etiqueta HTML a la que se aplica el estilo. </text:p>
      <text:p text:style-name="P6"/>
      <text:p text:style-name="P6">Propiedad: propiedad concreta del elemento que se quiere modificar (color, fuente, tamaño,… )</text:p>
      <text:p text:style-name="P6">Valor: valor que toma la propiedad. </text:p>
      <text:p text:style-name="P6"/>
      <text:p text:style-name="P7">Ej: </text:p>
      <text:p text:style-name="P7"><text:s text:c="4"/>p</text:p>
      <text:p text:style-name="P7"><text:s text:c="4"/>{</text:p>
      <text:p text:style-name="P7"><text:tab/> <text:s/>font-size: 50pt;</text:p>
      <text:p text:style-name="P7"><text:tab/> <text:s/>color: red;</text:p>
      <text:p text:style-name="P7"><text:tab/> <text:s/>font-family: verdana;</text:p>
      <text:p text:style-name="P7"/>
      <text:p text:style-name="P7"><text:s text:c="4"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4.2.1 Ubicación de las reglas.</text:p>
      <text:p text:style-name="P8"/>
      <text:p text:style-name="P8">Existen tres posibilidades: </text:p>
      <text:p text:style-name="P3">1. Aplicación directa en etiqueta mediante el atributo style del elemento HTML</text:p>
      <text:p text:style-name="P8">&lt;elemento style=”propiedad1:valor1;</text:p>
      <text:p text:style-name="P8"><text:tab/><text:tab/> <text:s text:c="5"/>propiedad2:valor2;</text:p>
      <text:p text:style-name="P8"><text:tab/><text:tab/> <text:s text:c="5"/>……………………”&gt;</text:p>
      <text:p text:style-name="P8">&lt;/elemento&gt;</text:p>
      <text:p text:style-name="P8"/>
      <text:p text:style-name="P4">2. Redefinición de etiquetas:</text:p>
      <text:p text:style-name="P9">Los selectores que se especifican en la regla se aplican a todo el documento. Para ello <text:s/>seleccionamos los elementos a los que queremos aplicar las reglas, en este caso se hace mediante </text:p>
      <text:p text:style-name="P9">&lt;style type =”text/css”&gt;</text:p>
      <text:p text:style-name="P9"><text:tab/>etiqueta</text:p>
      <text:p text:style-name="P9"/>
      <text:p text:style-name="P9"><text:tab/>{</text:p>
      <text:p text:style-name="P9"><text:tab/>propiedad 1: valor1</text:p>
      <text:p text:style-name="P9"><text:tab/>propiedad2:valor2;</text:p>
      <text:p text:style-name="P9"><text:tab/>}</text:p>
      <text:p text:style-name="P9"/>
      <text:p text:style-name="P9"><text:tab/>Etiqueta1, Etiqueta2</text:p>
      <text:p text:style-name="P9"/>
      <text:p text:style-name="P9"><text:tab/>{</text:p>
      <text:p text:style-name="P9"><text:tab/>propiedad1: valor1;</text:p>
      <text:p text:style-name="P9"><text:tab/>propiedad2: valor2;</text:p>
      <text:p text:style-name="P9"><text:tab/>}</text:p>
      <text:p text:style-name="P9">&lt;/style&gt;</text:p>
      <text:p text:style-name="P9"/>
      <text:p text:style-name="P2">3. Separar HTML de CSS:</text:p>
      <text:p text:style-name="P15">La definición de los elementos de CSS se realiza en un fichero distinto. Y se enlaza mediante </text:p>
      <text:p text:style-name="P15"><text:tab/>&lt;link rel =”stylesheet” TYPE=”text/css” </text:p>
      <text:p text:style-name="P15"><text:tab/>href=UbicaciónFiechero&gt;</text:p>
      <text:p text:style-name="P15"/>
      <text:p text:style-name="P15"/>
      <text:p text:style-name="P11">4.3 Aplicación de distintas reglas.</text:p>
      <text:p text:style-name="P16"/>
      <text:p text:style-name="P16">Las reglas CSS tienen un orden de prioridad que depende tanto de la ubicación como de los atributos posibles. </text:p>
      <text:p text:style-name="P16">La prioridad se aplica a los siguientes casos: </text:p>
      <text:p text:style-name="P16"/>
      <text:p text:style-name="P11">4.3.1 Prioridad según el orden de las reglas</text:p>
      <text:p text:style-name="P16">Cuando se especifican diferentes reglas con un selector tiene preferencia la última regla definida. </text:p>
      <text:p text:style-name="P16"/>
      <text:p text:style-name="P16">Ej: <text:s/>Fichero HTML → incluir 2 CSS</text:p>
      <text:p text:style-name="P16"><text:s text:c="7"/>Fichero HTML → &lt;Style&gt;</text:p>
      <text:p text:style-name="P16"><text:tab/><text:tab/><text:tab/> <text:s/>Incluir CSS</text:p>
      <text:p text:style-name="P16"/>
      <text:p text:style-name="P12">4.3.2 Prioridad según el atributo HTML y la regla CSS</text:p>
      <text:p text:style-name="P17"/>
      <text:p text:style-name="P17">Si se define una característica mediante un atributo HTMLy mediante una regla CSS, tendrá preferencia esta última</text:p>
      <text:p text:style-name="P17"/>
      <text:p text:style-name="P13"><text:soft-page-break/>4.3.3 Prioridad entre etiquetas HTML anidadas</text:p>
      <text:p text:style-name="P18"/>
      <text:p text:style-name="P18">Cuando se escriben etiquetas HTML en un documento suelen aparecer unas dentro de otras con cierto nivel de anidación: </text:p>
      <text:p text:style-name="P18"/>
      <text:p text:style-name="P18"><text:tab/>&lt;body&gt;</text:p>
      <text:p text:style-name="P18"><text:tab/><text:tab/>&lt;p&gt;</text:p>
      <text:p text:style-name="P18"><text:tab/><text:tab/><text:tab/>Hola&lt;B&gt; en negrita &lt;/b&gt; y ademas &lt;span&gt; un elemento &lt;/span&gt;</text:p>
      <text:p text:style-name="P18"><text:tab/><text:tab/>&lt;/p&gt;</text:p>
      <text:p text:style-name="P18"><text:tab/><text:tab/><text:span text:style-name="T1">&lt;span&gt; Otro elemento &lt;/span&gt;</text:span></text:p>
      <text:p text:style-name="P18"><text:tab/>&lt;/body&gt;</text:p>
      <text:p text:style-name="P19">Los estilos entre etiquetas anidadas pueden crearse de la siguiente manera: </text:p>
      <text:p text:style-name="P19"/>
      <text:p text:style-name="P19">* Heredados: Los estilos que se definen en una etiqueta HTML se heredan por todas las etiquetas</text:p>
      <text:p text:style-name="P19"><text:s/>anidadas en la etiqueta (heredadas en las etiquetas hijas).</text:p>
      <text:p text:style-name="P19"/>
      <text:p text:style-name="P19">* Sobreescritura de heredados (override): Al definir el estilo en una etiqueta padre, el mismo estilo puede sobre escribirse en la etiqueta hija, es decir, el estilo es heredable y se puede modificar mediante la sobreescritura.</text:p>
      <text:p text:style-name="P19"/>
      <text:p text:style-name="P14">4.<text:span text:style-name="T3">4</text:span> B<text:span text:style-name="T3">ú</text:span>squeda <text:span text:style-name="T3">de reglas (selectores)</text:span><text:span text:style-name="T2">.</text:span></text:p>
      <text:p text:style-name="P21"/>
      <text:p text:style-name="P21">Un selector es un patrón de búsqueda que determina qué elemento es el destinatario de una regla. Una misma regla se puede aplicar sobre varios selectores y un mismo selector puede aparecer en varias reglas.</text:p>
      <text:p text:style-name="P21"/>
      <text:p text:style-name="P21"><text:tab/>Selector </text:p>
      <text:p text:style-name="P21"><text:tab/>{</text:p>
      <text:p text:style-name="P21"><text:tab/><text:tab/>regla</text:p>
      <text:p text:style-name="P21"><text:tab/>}</text:p>
      <text:p text:style-name="P21"/>
      <text:p text:style-name="P22">Los selectores en CSS pueden ser:</text:p>
      <text:p text:style-name="P22"><text:tab/>-Selector universal: Se utiliza para seleccionar todos los elementos de una página</text:p>
      <text:p text:style-name="P23"><text:s text:c="2"/></text:p>
      <text:p text:style-name="P22"><text:tab/><text:tab/>*</text:p>
      <text:p text:style-name="P22"><text:tab/><text:tab/>{</text:p>
      <text:p text:style-name="P22"><text:tab/><text:tab/><text:tab/>Reglas; (p.e: <text:s/>margin:3px)</text:p>
      <text:p text:style-name="P22"><text:tab/><text:tab/>}</text:p>
      <text:p text:style-name="P20"/>
      <text:p text:style-name="P24"><text:tab/>-Selector único de etiqueta: Selecciona los elementos cuya etiqueta coincide con el valor del <text:tab/>selector <text:s/></text:p>
      <text:p text:style-name="P24"><text:tab/></text:p>
      <text:p text:style-name="P24"><text:tab/><text:tab/>selector <text:s/>(p.e: P)</text:p>
      <text:p text:style-name="P24"><text:tab/><text:tab/>{</text:p>
      <text:p text:style-name="P24"><text:tab/><text:tab/><text:tab/>Regla; (p.e: color: red)</text:p>
      <text:p text:style-name="P24"><text:tab/><text:tab/>}</text:p>
      <text:p text:style-name="P24"/>
      <text:p text:style-name="P24"><text:tab/>-Selector múltiple de etiqueta: Selecciona los elementos del documento cuya etiqueta <text:tab/>coincida con alguna de las etiquetas indicadas.</text:p>
      <text:p text:style-name="P24"/>
      <text:p text:style-name="P24"/>
      <text:p text:style-name="P24"/>
      <text:p text:style-name="P24"><text:soft-page-break/><text:tab/><text:tab/>Selector 1, selector 2,…. Selector N</text:p>
      <text:p text:style-name="P24"><text:tab/><text:tab/>{</text:p>
      <text:p text:style-name="P24"><text:tab/><text:tab/><text:tab/>Reglas</text:p>
      <text:p text:style-name="P24"><text:tab/><text:tab/>}</text:p>
      <text:p text:style-name="P24"><text:tab/></text:p>
      <text:p text:style-name="P24"><text:tab/>-<text:span text:style-name="T4">Selectores anidados: Busca las etiquetas en las que el SelectorHijo se encuentra contenido <text:tab/>en el SelectorPadre. Si no es así, el selector no se aplica</text:span></text:p>
      <text:p text:style-name="P24"/>
      <text:p text:style-name="P24"><text:tab/><text:tab/><text:span text:style-name="T4">SelectorPadre <text:s/>SelectorHijo</text:span></text:p>
      <text:p text:style-name="P25"><text:tab/><text:tab/><text:span text:style-name="T4">{</text:span></text:p>
      <text:p text:style-name="P26"/>
      <text:p text:style-name="P26"><text:tab/><text:tab/>}</text:p>
      <text:p text:style-name="P26"/>
      <text:p text:style-name="P26"/>
      <text:p text:style-name="P26">- <text:span text:style-name="T5">Selector de clase</text:span></text:p>
      <text:p text:style-name="P26"/>
      <text:p text:style-name="P27">Mediante la búsqueda por clase se pretende relacionar elementos HTML y CSS. Para ello se crea un identificador denominado clase.</text:p>
      <text:p text:style-name="P27"/>
      <text:p text:style-name="P27"/>
      <text:p text:style-name="P27"><text:tab/><text:tab/><text:tab/><text:tab/><text:tab/><text:span text:style-name="T6">¿Cómo se hace?</text:span></text:p>
      <text:p text:style-name="P27"/>
      <text:p text:style-name="P27"><text:tab/><text:span text:style-name="T7">En CSS:</text:span><text:tab/><text:tab/><text:tab/><text:tab/><text:tab/><text:tab/><text:tab/><text:span text:style-name="T7">En HTML:</text:span></text:p>
      <text:p text:style-name="P27">.NombreDeClase<text:tab/><text:tab/><text:tab/><text:tab/><text:tab/>&lt;etiqueta class=”nombreDeClase”&gt;</text:p>
      <text:p text:style-name="P27">{<text:tab/><text:tab/><text:tab/><text:tab/><text:tab/><text:tab/><text:tab/><text:tab/>Elementos</text:p>
      <text:p text:style-name="P27"><text:tab/>Reglas;<text:tab/><text:tab/><text:tab/><text:tab/><text:tab/>&lt;/etiqueta&gt;</text:p>
      <text:p text:style-name="P27">}</text:p>
      <text:p text:style-name="P27"/>
      <text:p text:style-name="P27"/>
      <text:p text:style-name="P27">- <text:span text:style-name="T8">Selector de identificador</text:span></text:p>
      <text:p text:style-name="P27"/>
      <text:p text:style-name="P35">Mediante la búsqueda por identificador se permite la correspondencia entre elementos HTML y CSS de manera más concreta que la realizada con clases.</text:p>
      <text:p text:style-name="P35"/>
      <text:p text:style-name="P35"/>
      <text:p text:style-name="P34"><text:tab/><text:tab/><text:tab/><text:tab/><text:tab/><text:span text:style-name="T6">¿Cómo se hace?</text:span></text:p>
      <text:p text:style-name="P34"/>
      <text:p text:style-name="P34"><text:tab/><text:span text:style-name="T7">En CSS:</text:span><text:tab/><text:tab/><text:tab/><text:tab/><text:tab/><text:tab/><text:tab/><text:span text:style-name="T7">En HTML:</text:span></text:p>
      <text:p text:style-name="P34"><text:span text:style-name="T8">#</text:span>NombreDe<text:span text:style-name="T8">Id</text:span><text:tab/><text:tab/><text:tab/><text:tab/><text:tab/><text:tab/>&lt;etiqueta <text:span text:style-name="T8">id</text:span>=”<text:span text:style-name="T8">Nombre</text:span>De<text:span text:style-name="T8">Id</text:span>”&gt;</text:p>
      <text:p text:style-name="P34">{<text:tab/><text:tab/><text:tab/><text:tab/><text:tab/><text:tab/><text:tab/><text:tab/>Elementos</text:p>
      <text:p text:style-name="P34"><text:tab/>Reglas;<text:tab/><text:tab/><text:tab/><text:tab/><text:tab/>&lt;/etiqueta&gt;</text:p>
      <text:p text:style-name="P34">}</text:p>
      <text:p text:style-name="P34"/>
      <text:p text:style-name="P35">De esta manera, podemos relacionar elementos con un identificador único por ello se recomienda que los identificadores de HTML sean únicos.</text:p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36"><text:soft-page-break/>Ej: </text:p>
      <text:p text:style-name="P36"><text:tab/>main ()</text:p>
      <text:p text:style-name="P36"><text:tab/>{</text:p>
      <text:p text:style-name="P36"><text:tab/>int numero 1, numero 2, numero1; </text:p>
      <text:p text:style-name="P36"><text:tab/>numero1 = numero2+4;</text:p>
      <text:p text:style-name="P36">}</text:p>
      <text:p text:style-name="P36">mostrará un error de sintaxis</text:p>
      <text:p text:style-name="P36"/>
      <text:p text:style-name="P36">La correspondencia entre clases e identificadores es una organización relativa al programador y cuyo funcionamiento depende de objetos enlazados: </text:p>
      <text:p text:style-name="P36"/>
      <text:p text:style-name="P36">- Varios elementos → clase</text:p>
      <text:p text:style-name="P36">- Elementos únicos → Identificador</text:p>
      <text:p text:style-name="P36"/>
      <text:p text:style-name="P36">Importante → HTML no comprueba que existan varios elementos con el mismo identificador. Este tipo de comportamiento produce errores al tratar HTML con javaScript (getElementById)</text:p>
      <text:p text:style-name="P36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07:45.815692393</meta:creation-date>
    <meta:generator>LibreOffice/5.4.0.3$Linux_X86_64 LibreOffice_project/40m0$Build-3</meta:generator>
    <dc:date>2018-04-09T14:30:25.564289270</dc:date>
    <meta:editing-duration>PT9H9M53S</meta:editing-duration>
    <meta:editing-cycles>14</meta:editing-cycles>
    <meta:document-statistic meta:table-count="0" meta:image-count="0" meta:object-count="0" meta:page-count="5" meta:paragraph-count="129" meta:word-count="775" meta:character-count="5138" meta:non-whitespace-character-count="4266"/>
  </office:meta>
</office:document-meta>
</file>